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21cm" fo:break-before="auto" style:use-optimal-row-height="fals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 / Description erreur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Une page « produit » montrant le contenu détaillé de l'article précédemment sélectionné dans la page d'accueil,</text:p>
          </table:table-cell>
          <table:table-cell table:style-name="ce11" office:value-type="string">
            <text:p>Cliquer sur un produit de la page d'accueil</text:p>
          </table:table-cell>
          <table:table-cell table:style-name="ce11" office:value-type="string">
            <text:p>Affichage des détails du produit sélectionné</text:p>
          </table:table-cell>
          <table:table-cell table:style-name="ce15" office:value-type="string">
            <text:p>OK:Tout les détails du produit sont affichés/Erreur:Message d'erreur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Possibilité d'ajouter un produit au panier avec la quantité et la couleur choisi,</text:p>
          </table:table-cell>
          <table:table-cell table:style-name="ce11" office:value-type="string">
            <text:p>Sur la page « produit », sélectionner une couleur et une quantité et cliquer sur « ajouter »</text:p>
          </table:table-cell>
          <table:table-cell table:style-name="ce11" office:value-type="string">
            <text:p>Affichage d'un message de confirmation et ajout de l'article dans le panier. </text:p>
          </table:table-cell>
          <table:table-cell table:style-name="ce15" office:value-type="string">
            <text:p>OK : Affichage d'un message de confirmation d'ajout/Erreur:message alertant du problème </text:p>
          </table:table-cell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Une page « panier » contenant le(s) produit(s) ajouté(s),</text:p>
          </table:table-cell>
          <table:table-cell table:style-name="ce11" office:value-type="string">
            <text:p>Ouvrir la page « panier » du site et ajouter un produit au panier depuis la page « produit »,</text:p>
          </table:table-cell>
          <table:table-cell table:style-name="ce11" office:value-type="string">
            <text:p>Affichage de la page « panier » avec l'ensemble de(s) produit(s) ajouté(s)</text:p>
          </table:table-cell>
          <table:table-cell table:style-name="ce15" office:value-type="string">
            <text:p>OK :Les articles sélectionnés sont présent sur cette page/Erreur:Panier vide ; Erreur lors de l'envoi au panier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Possibilité de supprimer un produit dans le panier,</text:p>
          </table:table-cell>
          <table:table-cell table:style-name="ce11" office:value-type="string">
            <text:p>Ouvrir la page panier contenant un produit.Puis, cliquer sur le bouton « Supprimer » pour retirer l'article correspondant</text:p>
          </table:table-cell>
          <table:table-cell table:style-name="ce11" office:value-type="string">
            <text:p>Suppression de l'article correspondant</text:p>
          </table:table-cell>
          <table:table-cell table:style-name="ce15" office:value-type="string">
            <text:p>OK:Suppression de l'article/Erreur : Aucune suppression</text:p>
          </table:table-cell>
          <table:table-cell table:number-columns-repeated="101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office:value-type="string">
            <text:p>Possibilité de modifier la quantité d'un article dans le panier,</text:p>
          </table:table-cell>
          <table:table-cell table:style-name="ce11" office:value-type="string">
            <text:p>Ouvrir la page « panier » du site et ajouter un produit au panier depuis la page « produit »,Modifier la quantité</text:p>
          </table:table-cell>
          <table:table-cell table:style-name="ce11" office:value-type="string">
            <text:p>Modification de la quantité de l'article correspondant</text:p>
          </table:table-cell>
          <table:table-cell table:style-name="ce15" office:value-type="string">
            <text:p>OK:Modification de la quantité de l'article/Erreur:Aucune modification</text:p>
          </table:table-cell>
          <table:table-cell table:number-columns-repeated="1019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7" office:value-type="string">
            <text:p>Ajout d'un formulaire « dynamique » sur la page « panier » ,incluant des règles de syntaxe,</text:p>
          </table:table-cell>
          <table:table-cell table:style-name="ce11" office:value-type="string">
            <text:p>Ouvrir la page « panier » du site et remplir le formulaire</text:p>
          </table:table-cell>
          <table:table-cell table:style-name="ce11" office:value-type="string">
            <text:p>Filtrage de la syntaxe pour l'envoyer correctement au serveur</text:p>
          </table:table-cell>
          <table:table-cell table:style-name="ce15" office:value-type="string">
            <text:p>OK : aucune erreur/Erreur:message alertant du problème de syntaxe</text:p>
          </table:table-cell>
          <table:table-cell table:number-columns-repeated="1019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7" office:value-type="string">
            <text:p>Envoi des informations client (produit(s) et formulaire) sur le serveur, ceci retourne une confirmation de commande avec un identifiant</text:p>
          </table:table-cell>
          <table:table-cell table:style-name="ce11" office:value-type="string">
            <text:p>Ouvrir la page panier contenant un produit. Remplir le formulaire correctement selon les règles de syntaxe (Prénom ne contient pas de chiffre) et appuyer sur « Commander »</text:p>
          </table:table-cell>
          <table:table-cell table:style-name="ce11" office:value-type="string">
            <text:p>Redirection sur une page de confirmation <text:s/>indiquant un identifiant de commande</text:p>
          </table:table-cell>
          <table:table-cell table:style-name="ce15" office:value-type="string">
            <text:p>OK:Redirection sur la page de confirmation avec le numéro de commande/Erreur ; message alertant d'un problème d'envoi</text:p>
          </table:table-cell>
          <table:table-cell table:number-columns-repeated="1019"/>
        </table:table-row>
        <table:table-row table:style-name="ro7" table:number-rows-repeated="12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7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02/03/2022</text:date>, <text:time>14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2T14:13:36.99</dc:date>
    <meta:generator>OpenOffice/4.1.11$Win32 OpenOffice.org_project/4111m1$Build-9808</meta:generator>
    <meta:editing-duration>PT3H56M2S</meta:editing-duration>
    <meta:editing-cycles>1</meta:editing-cycles>
    <meta:document-statistic meta:table-count="1" meta:cell-count="44" meta:object-count="0"/>
  </office:meta>
</office:document-meta>
</file>